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-3">
            <text:p>-3</text:p>
          </table:table-cell>
          <table:table-cell office:value-type="float" office:value="18820">
            <text:p>18820</text:p>
          </table:table-cell>
          <table:table-cell table:formula="of:=[.B1]-[.$B$7]" office:value-type="float" office:value="-900">
            <text:p>-900</text:p>
          </table:table-cell>
          <table:table-cell table:formula="of:=[.C1]/[.A1]" office:value-type="float" office:value="300">
            <text:p>30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3">
            <text:p>-3</text:p>
          </table:table-cell>
          <table:table-cell table:style-name="ce1" office:value-type="string">
            <text:p>&amp;</text:p>
          </table:table-cell>
          <table:table-cell table:style-name="ce2" table:formula="of:=[.B1]/400" office:value-type="float" office:value="47.05">
            <text:p>47,050</text:p>
          </table:table-cell>
          <table:table-cell table:style-name="ce1" office:value-type="string">
            <text:p>&amp;</text:p>
          </table:table-cell>
          <table:table-cell table:style-name="ce2" table:formula="of:=[.I1]-[.I$7]" office:value-type="float" office:value="-2.25">
            <text:p>-2,250</text:p>
          </table:table-cell>
          <table:table-cell table:style-name="ce1" office:value-type="string">
            <text:p>&amp;</text:p>
          </table:table-cell>
          <table:table-cell table:style-name="ce2" table:formula="of:=[.K1]/4/1.225" office:value-type="float" office:value="-0.459183673469388">
            <text:p>-0,459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8920">
            <text:p>18920</text:p>
          </table:table-cell>
          <table:table-cell table:formula="of:=[.B2]-[.$B$7]" office:value-type="float" office:value="-800">
            <text:p>-800</text:p>
          </table:table-cell>
          <table:table-cell table:formula="of:=[.C2]/[.A2]" office:value-type="float" office:value="320">
            <text:p>32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.5">
            <text:p>-2,5</text:p>
          </table:table-cell>
          <table:table-cell table:style-name="ce1" office:value-type="string">
            <text:p>&amp;</text:p>
          </table:table-cell>
          <table:table-cell table:style-name="ce2" table:formula="of:=[.B2]/400" office:value-type="float" office:value="47.3">
            <text:p>47,300</text:p>
          </table:table-cell>
          <table:table-cell table:style-name="ce1" office:value-type="string">
            <text:p>&amp;</text:p>
          </table:table-cell>
          <table:table-cell table:style-name="ce2" table:formula="of:=[.I2]-[.I$7]" office:value-type="float" office:value="-2">
            <text:p>-2,000</text:p>
          </table:table-cell>
          <table:table-cell table:style-name="ce1" office:value-type="string">
            <text:p>&amp;</text:p>
          </table:table-cell>
          <table:table-cell table:style-name="ce2" table:formula="of:=[.K2]/4/1.225" office:value-type="float" office:value="-0.408163265306122">
            <text:p>-0,40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9120">
            <text:p>19120</text:p>
          </table:table-cell>
          <table:table-cell table:formula="of:=[.B3]-[.$B$7]" office:value-type="float" office:value="-600">
            <text:p>-600</text:p>
          </table:table-cell>
          <table:table-cell table:formula="of:=[.C3]/[.A3]" office:value-type="float" office:value="300">
            <text:p>30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">
            <text:p>-2</text:p>
          </table:table-cell>
          <table:table-cell table:style-name="ce1" office:value-type="string">
            <text:p>&amp;</text:p>
          </table:table-cell>
          <table:table-cell table:style-name="ce2" table:formula="of:=[.B3]/400" office:value-type="float" office:value="47.8">
            <text:p>47,800</text:p>
          </table:table-cell>
          <table:table-cell table:style-name="ce1" office:value-type="string">
            <text:p>&amp;</text:p>
          </table:table-cell>
          <table:table-cell table:style-name="ce2" table:formula="of:=[.I3]-[.I$7]" office:value-type="float" office:value="-1.5">
            <text:p>-1,500</text:p>
          </table:table-cell>
          <table:table-cell table:style-name="ce1" office:value-type="string">
            <text:p>&amp;</text:p>
          </table:table-cell>
          <table:table-cell table:style-name="ce2" table:formula="of:=[.K3]/4/1.225" office:value-type="float" office:value="-0.306122448979592">
            <text:p>-0,306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9240">
            <text:p>19240</text:p>
          </table:table-cell>
          <table:table-cell table:formula="of:=[.B4]-[.$B$7]" office:value-type="float" office:value="-480">
            <text:p>-480</text:p>
          </table:table-cell>
          <table:table-cell table:formula="of:=[.C4]/[.A4]" office:value-type="float" office:value="320">
            <text:p>32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.5">
            <text:p>-1,5</text:p>
          </table:table-cell>
          <table:table-cell table:style-name="ce1" office:value-type="string">
            <text:p>&amp;</text:p>
          </table:table-cell>
          <table:table-cell table:style-name="ce2" table:formula="of:=[.B4]/400" office:value-type="float" office:value="48.1">
            <text:p>48,100</text:p>
          </table:table-cell>
          <table:table-cell table:style-name="ce1" office:value-type="string">
            <text:p>&amp;</text:p>
          </table:table-cell>
          <table:table-cell table:style-name="ce2" table:formula="of:=[.I4]-[.I$7]" office:value-type="float" office:value="-1.2">
            <text:p>-1,200</text:p>
          </table:table-cell>
          <table:table-cell table:style-name="ce1" office:value-type="string">
            <text:p>&amp;</text:p>
          </table:table-cell>
          <table:table-cell table:style-name="ce2" table:formula="of:=[.K4]/4/1.225" office:value-type="float" office:value="-0.244897959183673">
            <text:p>-0,245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9380">
            <text:p>19380</text:p>
          </table:table-cell>
          <table:table-cell table:formula="of:=[.B5]-[.$B$7]" office:value-type="float" office:value="-340">
            <text:p>-340</text:p>
          </table:table-cell>
          <table:table-cell table:formula="of:=[.C5]/[.A5]" office:value-type="float" office:value="340">
            <text:p>3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&amp;</text:p>
          </table:table-cell>
          <table:table-cell table:style-name="ce2" table:formula="of:=[.B5]/400" office:value-type="float" office:value="48.45">
            <text:p>48,450</text:p>
          </table:table-cell>
          <table:table-cell table:style-name="ce1" office:value-type="string">
            <text:p>&amp;</text:p>
          </table:table-cell>
          <table:table-cell table:style-name="ce2" table:formula="of:=[.I5]-[.I$7]" office:value-type="float" office:value="-0.849999999999994">
            <text:p>-0,850</text:p>
          </table:table-cell>
          <table:table-cell table:style-name="ce1" office:value-type="string">
            <text:p>&amp;</text:p>
          </table:table-cell>
          <table:table-cell table:style-name="ce2" table:formula="of:=[.K5]/4/1.225" office:value-type="float" office:value="-0.173469387755101">
            <text:p>-0,173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19560">
            <text:p>19560</text:p>
          </table:table-cell>
          <table:table-cell table:formula="of:=[.B6]-[.$B$7]" office:value-type="float" office:value="-160">
            <text:p>-160</text:p>
          </table:table-cell>
          <table:table-cell table:formula="of:=[.C6]/[.A6]" office:value-type="float" office:value="320">
            <text:p>32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0.5">
            <text:p>-0,5</text:p>
          </table:table-cell>
          <table:table-cell table:style-name="ce1" office:value-type="string">
            <text:p>&amp;</text:p>
          </table:table-cell>
          <table:table-cell table:style-name="ce2" table:formula="of:=[.B6]/400" office:value-type="float" office:value="48.9">
            <text:p>48,900</text:p>
          </table:table-cell>
          <table:table-cell table:style-name="ce1" office:value-type="string">
            <text:p>&amp;</text:p>
          </table:table-cell>
          <table:table-cell table:style-name="ce2" table:formula="of:=[.I6]-[.I$7]" office:value-type="float" office:value="-0.399999999999999">
            <text:p>-0,400</text:p>
          </table:table-cell>
          <table:table-cell table:style-name="ce1" office:value-type="string">
            <text:p>&amp;</text:p>
          </table:table-cell>
          <table:table-cell table:style-name="ce2" table:formula="of:=[.K6]/4/1.225" office:value-type="float" office:value="-0.0816326530612242">
            <text:p>-0,08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720">
            <text:p>19720</text:p>
          </table:table-cell>
          <table:table-cell table:formula="of:=([.B5]+[.B9])/2" office:value-type="float" office:value="19720">
            <text:p>19720</text:p>
          </table:table-cell>
          <table:table-cell table:number-columns-repeated="2"/>
          <table:table-cell table:style-name="ce1" office:value-type="string">
            <text:p>&amp;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amp;</text:p>
          </table:table-cell>
          <table:table-cell table:style-name="ce2" table:formula="of:=[.B7]/400" office:value-type="float" office:value="49.3">
            <text:p>49,300</text:p>
          </table:table-cell>
          <table:table-cell table:style-name="ce1" office:value-type="string">
            <text:p>&amp;</text:p>
          </table:table-cell>
          <table:table-cell table:style-name="ce2" table:formula="of:=[.I7]-[.I$7]" office:value-type="float" office:value="0">
            <text:p>0,000</text:p>
          </table:table-cell>
          <table:table-cell table:style-name="ce1" office:value-type="string">
            <text:p>&amp;</text:p>
          </table:table-cell>
          <table:table-cell table:style-name="ce2" table:formula="of:=[.K7]/4/1.225" office:value-type="float" office:value="0">
            <text:p>0,00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9890">
            <text:p>19890</text:p>
          </table:table-cell>
          <table:table-cell table:formula="of:=[.B8]-[.$B$7]" office:value-type="float" office:value="170">
            <text:p>170</text:p>
          </table:table-cell>
          <table:table-cell table:formula="of:=[.C8]/[.A8]" office:value-type="float" office:value="340">
            <text:p>3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0.5">
            <text:p>0,5</text:p>
          </table:table-cell>
          <table:table-cell table:style-name="ce1" office:value-type="string">
            <text:p>&amp;</text:p>
          </table:table-cell>
          <table:table-cell table:style-name="ce2" table:formula="of:=[.B8]/400" office:value-type="float" office:value="49.725">
            <text:p>49,725</text:p>
          </table:table-cell>
          <table:table-cell table:style-name="ce1" office:value-type="string">
            <text:p>&amp;</text:p>
          </table:table-cell>
          <table:table-cell table:style-name="ce2" table:formula="of:=[.I8]-[.I$7]" office:value-type="float" office:value="0.425000000000004">
            <text:p>0,425</text:p>
          </table:table-cell>
          <table:table-cell table:style-name="ce1" office:value-type="string">
            <text:p>&amp;</text:p>
          </table:table-cell>
          <table:table-cell table:style-name="ce2" table:formula="of:=[.K8]/4/1.225" office:value-type="float" office:value="0.0867346938775519">
            <text:p>0,08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0">
            <text:p>20060</text:p>
          </table:table-cell>
          <table:table-cell table:formula="of:=[.B9]-[.$B$7]" office:value-type="float" office:value="340">
            <text:p>340</text:p>
          </table:table-cell>
          <table:table-cell table:formula="of:=[.C9]/[.A9]" office:value-type="float" office:value="340">
            <text:p>3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2" table:formula="of:=[.B9]/400" office:value-type="float" office:value="50.15">
            <text:p>50,150</text:p>
          </table:table-cell>
          <table:table-cell table:style-name="ce1" office:value-type="string">
            <text:p>&amp;</text:p>
          </table:table-cell>
          <table:table-cell table:style-name="ce2" table:formula="of:=[.I9]-[.I$7]" office:value-type="float" office:value="0.850000000000001">
            <text:p>0,850</text:p>
          </table:table-cell>
          <table:table-cell table:style-name="ce1" office:value-type="string">
            <text:p>&amp;</text:p>
          </table:table-cell>
          <table:table-cell table:style-name="ce2" table:formula="of:=[.K9]/4/1.225" office:value-type="float" office:value="0.173469387755102">
            <text:p>0,173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0280">
            <text:p>20280</text:p>
          </table:table-cell>
          <table:table-cell table:formula="of:=[.B10]-[.$B$7]" office:value-type="float" office:value="560">
            <text:p>560</text:p>
          </table:table-cell>
          <table:table-cell table:formula="of:=[.C10]/[.A10]" office:value-type="float" office:value="373.333333333333">
            <text:p>373.3333333333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.5">
            <text:p>1,5</text:p>
          </table:table-cell>
          <table:table-cell table:style-name="ce1" office:value-type="string">
            <text:p>&amp;</text:p>
          </table:table-cell>
          <table:table-cell table:style-name="ce2" table:formula="of:=[.B10]/400" office:value-type="float" office:value="50.7">
            <text:p>50,700</text:p>
          </table:table-cell>
          <table:table-cell table:style-name="ce1" office:value-type="string">
            <text:p>&amp;</text:p>
          </table:table-cell>
          <table:table-cell table:style-name="ce2" table:formula="of:=[.I10]-[.I$7]" office:value-type="float" office:value="1.40000000000001">
            <text:p>1,400</text:p>
          </table:table-cell>
          <table:table-cell table:style-name="ce1" office:value-type="string">
            <text:p>&amp;</text:p>
          </table:table-cell>
          <table:table-cell table:style-name="ce2" table:formula="of:=[.K10]/4/1.225" office:value-type="float" office:value="0.285714285714287">
            <text:p>0,286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20">
            <text:p>20420</text:p>
          </table:table-cell>
          <table:table-cell table:formula="of:=[.B11]-[.$B$7]" office:value-type="float" office:value="700">
            <text:p>700</text:p>
          </table:table-cell>
          <table:table-cell table:formula="of:=[.C11]/[.A11]" office:value-type="float" office:value="350">
            <text:p>35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2" table:formula="of:=[.B11]/400" office:value-type="float" office:value="51.05">
            <text:p>51,050</text:p>
          </table:table-cell>
          <table:table-cell table:style-name="ce1" office:value-type="string">
            <text:p>&amp;</text:p>
          </table:table-cell>
          <table:table-cell table:style-name="ce2" table:formula="of:=[.I11]-[.I$7]" office:value-type="float" office:value="1.75">
            <text:p>1,750</text:p>
          </table:table-cell>
          <table:table-cell table:style-name="ce1" office:value-type="string">
            <text:p>&amp;</text:p>
          </table:table-cell>
          <table:table-cell table:style-name="ce2" table:formula="of:=[.K11]/4/1.225" office:value-type="float" office:value="0.357142857142857">
            <text:p>0,35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0600">
            <text:p>20600</text:p>
          </table:table-cell>
          <table:table-cell table:formula="of:=[.B12]-[.$B$7]" office:value-type="float" office:value="880">
            <text:p>880</text:p>
          </table:table-cell>
          <table:table-cell table:formula="of:=[.C12]/[.A12]" office:value-type="float" office:value="352">
            <text:p>352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&amp;</text:p>
          </table:table-cell>
          <table:table-cell table:style-name="ce2" table:formula="of:=[.B12]/400" office:value-type="float" office:value="51.5">
            <text:p>51,500</text:p>
          </table:table-cell>
          <table:table-cell table:style-name="ce1" office:value-type="string">
            <text:p>&amp;</text:p>
          </table:table-cell>
          <table:table-cell table:style-name="ce2" table:formula="of:=[.I12]-[.I$7]" office:value-type="float" office:value="2.2">
            <text:p>2,200</text:p>
          </table:table-cell>
          <table:table-cell table:style-name="ce1" office:value-type="string">
            <text:p>&amp;</text:p>
          </table:table-cell>
          <table:table-cell table:style-name="ce2" table:formula="of:=[.K12]/4/1.225" office:value-type="float" office:value="0.448979591836735">
            <text:p>0,449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60">
            <text:p>20760</text:p>
          </table:table-cell>
          <table:table-cell table:formula="of:=[.B13]-[.$B$7]" office:value-type="float" office:value="1040">
            <text:p>1040</text:p>
          </table:table-cell>
          <table:table-cell table:formula="of:=[.C13]/[.A13]" office:value-type="float" office:value="346.666666666667">
            <text:p>346.6666666667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2" table:formula="of:=[.B13]/400" office:value-type="float" office:value="51.9">
            <text:p>51,900</text:p>
          </table:table-cell>
          <table:table-cell table:style-name="ce1" office:value-type="string">
            <text:p>&amp;</text:p>
          </table:table-cell>
          <table:table-cell table:style-name="ce2" table:formula="of:=[.I13]-[.I$7]" office:value-type="float" office:value="2.6">
            <text:p>2,600</text:p>
          </table:table-cell>
          <table:table-cell table:style-name="ce1" office:value-type="string">
            <text:p>&amp;</text:p>
          </table:table-cell>
          <table:table-cell table:style-name="ce2" table:formula="of:=[.K13]/4/1.225" office:value-type="float" office:value="0.530612244897959">
            <text:p>0,53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0940">
            <text:p>20940</text:p>
          </table:table-cell>
          <table:table-cell table:formula="of:=[.B14]-[.$B$7]" office:value-type="float" office:value="1220">
            <text:p>1220</text:p>
          </table:table-cell>
          <table:table-cell table:formula="of:=[.C14]/[.A14]" office:value-type="float" office:value="348.571428571429">
            <text:p>348.5714285714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&amp;</text:p>
          </table:table-cell>
          <table:table-cell table:style-name="ce2" table:formula="of:=[.B14]/400" office:value-type="float" office:value="52.35">
            <text:p>52,350</text:p>
          </table:table-cell>
          <table:table-cell table:style-name="ce1" office:value-type="string">
            <text:p>&amp;</text:p>
          </table:table-cell>
          <table:table-cell table:style-name="ce2" table:formula="of:=[.I14]-[.I$7]" office:value-type="float" office:value="3.05">
            <text:p>3,050</text:p>
          </table:table-cell>
          <table:table-cell table:style-name="ce1" office:value-type="string">
            <text:p>&amp;</text:p>
          </table:table-cell>
          <table:table-cell table:style-name="ce2" table:formula="of:=[.K14]/4/1.225" office:value-type="float" office:value="0.622448979591838">
            <text:p>0,62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10">
            <text:p>21110</text:p>
          </table:table-cell>
          <table:table-cell table:formula="of:=[.B15]-[.$B$7]" office:value-type="float" office:value="1390">
            <text:p>1390</text:p>
          </table:table-cell>
          <table:table-cell table:formula="of:=[.C15]/[.A15]" office:value-type="float" office:value="347.5">
            <text:p>347.5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2" table:formula="of:=[.B15]/400" office:value-type="float" office:value="52.775">
            <text:p>52,775</text:p>
          </table:table-cell>
          <table:table-cell table:style-name="ce1" office:value-type="string">
            <text:p>&amp;</text:p>
          </table:table-cell>
          <table:table-cell table:style-name="ce2" table:formula="of:=[.I15]-[.I$7]" office:value-type="float" office:value="3.475">
            <text:p>3,475</text:p>
          </table:table-cell>
          <table:table-cell table:style-name="ce1" office:value-type="string">
            <text:p>&amp;</text:p>
          </table:table-cell>
          <table:table-cell table:style-name="ce2" table:formula="of:=[.K15]/4/1.225" office:value-type="float" office:value="0.709183673469388">
            <text:p>0,709</text:p>
          </table:table-cell>
          <table:table-cell table:style-name="ce1" office:value-type="string">
            <text:p>\\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integer-digits="3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17:41:57.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0.0.3$Windows_x86 LibreOffice_project/7545bee9c2a0782548772a21bc84a9dcc583b89</meta:generator>
    <dc:date>2015-03-11T17:45:00.02</dc:date>
    <dc:creator>Felix Kurtz</dc:creator>
    <meta:editing-duration>PT2H24S</meta:editing-duration>
    <meta:editing-cycles>18</meta:editing-cycles>
    <meta:document-statistic meta:table-count="1" meta:cell-count="194" meta:object-count="0"/>
  </office:meta>
</office:document-meta>
</file>